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weight="bold" officeooo:rsid="001cc9a9" officeooo:paragraph-rsid="001cc9a9" style:font-weight-asian="bold" style:font-weight-complex="bold"/>
    </style:style>
    <style:style style:name="P2" style:family="paragraph" style:parent-style-name="Standard">
      <style:paragraph-properties fo:text-align="justify" style:justify-single-word="false"/>
      <style:text-properties fo:font-weight="normal" officeooo:rsid="001cc9a9" officeooo:paragraph-rsid="001cc9a9" style:font-weight-asian="normal" style:font-weight-complex="normal"/>
    </style:style>
    <style:style style:name="P3" style:family="paragraph" style:parent-style-name="Standard">
      <style:paragraph-properties fo:text-align="justify" style:justify-single-word="false"/>
      <style:text-properties fo:font-weight="normal" officeooo:rsid="001cc9a9" officeooo:paragraph-rsid="001d5806" style:font-weight-asian="normal" style:font-weight-complex="normal"/>
    </style:style>
    <style:style style:name="P4" style:family="paragraph" style:parent-style-name="Standard">
      <style:paragraph-properties fo:text-align="justify" style:justify-single-word="false"/>
      <style:text-properties fo:font-weight="normal" officeooo:rsid="001d5806" officeooo:paragraph-rsid="001dff5c" style:font-weight-asian="normal" style:font-weight-complex="normal"/>
    </style:style>
    <style:style style:name="P5" style:family="paragraph" style:parent-style-name="Standard">
      <style:paragraph-properties fo:text-align="justify" style:justify-single-word="false"/>
      <style:text-properties fo:font-weight="normal" officeooo:rsid="001faf73" officeooo:paragraph-rsid="001faf73" style:font-weight-asian="normal" style:font-weight-complex="normal"/>
    </style:style>
    <style:style style:name="P6" style:family="paragraph" style:parent-style-name="Standard">
      <style:paragraph-properties fo:text-align="justify" style:justify-single-word="false"/>
      <style:text-properties fo:font-weight="normal" officeooo:rsid="0020cd44" officeooo:paragraph-rsid="0020cd44" style:font-weight-asian="normal" style:font-weight-complex="normal"/>
    </style:style>
    <style:style style:name="T1" style:family="text">
      <style:text-properties officeooo:rsid="001d5806"/>
    </style:style>
    <style:style style:name="T2" style:family="text">
      <style:text-properties officeooo:rsid="001dff5c"/>
    </style:style>
    <style:style style:name="T3" style:family="text">
      <style:text-properties officeooo:rsid="0020cd44"/>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Quinto Informe – Pruebas de instalación</text:p>
      <text:p text:style-name="P1"/>
      <text:p text:style-name="P3">Durante semana santa y la presente semana se realizaron varios intentos de instalación tanto de ONA como de Kobotoolbox, una de las pruebas realizadas se llevo acabo exitosamente aunque se llega a la conclusión que dicha forma de instalación no es la adecuada para el proyecto. </text:p>
      <text:p text:style-name="P3"/>
      <text:p text:style-name="P3">Con ONA se probo la <text:a xlink:type="simple" xlink:href="https://api.ona.io/static/docs/install.html" text:style-name="Internet_20_link" text:visited-style-name="Visited_20_Internet_20_Link">guiá</text:a> de instalación presentada en la documentación de la aplicación, <text:span text:style-name="T1">dicha instalación se llevo acabo en dos maquinas virtuales, en la entregada por Gustavo (Centos 7) y en una de Xubuntu. Dichas instalaciones presentaron distintos errores, varios de los cuales ya se les encontró arreglo, aunque aun existe un error que no permite la instalación, a dicho error aun se le esta buscando una solución.</text:span></text:p>
      <text:p text:style-name="P3"/>
      <text:p text:style-name="P4">Para Kobotoolbox se realizo otra <text:span text:style-name="T2">búsqueda</text:span> en la <text:span text:style-name="T2">documentación</text:span> y se encontraron varias formas de instalar el mismo, <text:span text:style-name="T2">una de las cuales </text:span><text:a xlink:type="simple" xlink:href="http://support.kobotoolbox.org/customer/portal/articles/1691105-using-kobotoolbox-offline" text:style-name="Internet_20_link" text:visited-style-name="Visited_20_Internet_20_Link"><text:span text:style-name="T2">consistía </text:span></text:a><text:span text:style-name="T2">en crear un entorno virtual e instalar Kobotoolbox e dicho entorno, esta instalación es recomendada para tener la aplicación en servidor local. La </text:span><text:a xlink:type="simple" xlink:href="http://support.kobotoolbox.org/customer/portal/articles/1691108-install-kobotoolbox-on-your-own-servers" text:style-name="Internet_20_link" text:visited-style-name="Visited_20_Internet_20_Link"><text:span text:style-name="T2">segunda</text:span></text:a><text:span text:style-name="T2"> forma de instalación consiste en instalar las distintas partes de la aplicación directamente en el servidor, para esta instalación Kobotoolbox indica textualmente que “La instalación de Kobotoolbox en su propio servidor requiere habilidades avanzadas de administración y programación del servidor. Tenga en cuenta que no debe utilizar esto en un entorno crítico sin tener los recursos técnicos en su lugar para solucionar problemas si es necesario. Considere la posibilidad de instalar KoBo en su computadora local en lugar de estas instrucciones.”. De las dos anteriores formas de instalación se probo la primera, la cual se realizo con éxito, pero tener Kobotoolbox en un servidor local no es lo requerido en Geomatica, así que este método de instalación no se llevara acabo en los servidores de Geomatica.</text:span></text:p>
      <text:p text:style-name="P4"/>
      <text:p text:style-name="P5">Dado que la instalación de ONA aun esta por <text:span text:style-name="T3">así</text:span> decirlo en <text:span text:style-name="T3">reparación</text:span>, se <text:span text:style-name="T3">seguirá</text:span> llevando acabo usando la <text:span text:style-name="T3">guiá</text:span> de <text:span text:style-name="T3">instalación</text:span> dada en la <text:span text:style-name="T3">documentación.</text:span> Respecto a Kobotoolbox se realizara una <text:span text:style-name="T3">investigación</text:span> de como instalar los distintos componentes de la misma directamente en el servidor como lo recomiendan en la <text:span text:style-name="T3">guiá</text:span>, al ser <text:span text:style-name="T3">u programa Django, de pronto dicha instalación solamente cosiste en instalar Django en el servidor y correr la aplicación, es algo que aun no es incierto, así que se propone como tarea a seguir el investigar como instalar aplicaciones Django en servidores y encontrarle solución a la problemática con ONA.</text:span></text:p>
      <text:p text:style-name="P5"/>
      <text:p text:style-name="P6">Para ver mas detalles los procesos realizados en las pruebas consultar el siguiente <text:a xlink:type="simple" xlink:href="https://github.com/DaielChom/Diplomado-Dunti/blob/master/Practica/Bitácora%20-%2005.ipynb" text:style-name="Internet_20_link" text:visited-style-name="Visited_20_Internet_20_Link">notebook</text:a>.</text:p>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CO"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CO"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0T14:23:18.260643886</meta:creation-date>
    <dc:date>2017-04-20T14:55:35.204555050</dc:date>
    <meta:editing-duration>PT11M55S</meta:editing-duration>
    <meta:editing-cycles>3</meta:editing-cycles>
    <meta:generator>LibreOffice/5.1.6.2$Linux_X86_64 LibreOffice_project/10m0$Build-2</meta:generator>
    <meta:document-statistic meta:table-count="0" meta:image-count="0" meta:object-count="0" meta:page-count="1" meta:paragraph-count="6" meta:word-count="412" meta:character-count="2569" meta:non-whitespace-character-count="2161"/>
  </office:meta>
</office:document-meta>
</file>